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olor.setColorSpace( int theColorSpa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DFColor.convertGRAYtoCMY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DFColor.getV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DFColor.getColorSpaceOut( boolean fillNotStrok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DFColor.magen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PDFColor( int theRed , int theGreen , int theB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Color.blue2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convertRGBtoCMY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Color.PDFColor( PDFDocument pdfDoc , Color 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DFColor.ye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bl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convertCMYKtoG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Color.g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cy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convertCMYKtoR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Color.convertGRAYtoR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Color.PDFColor( double theRed , double theGreen , double theB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Color.PDFColor( java . awt . Color co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DFColor.convertRGBtoG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Color.b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red2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toPD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Color.green2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Color.PDFColor( double theCyan , double theMagenta , double theYellow , double theBl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